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42b8" officeooo:paragraph-rsid="001742b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1742b8" officeooo:paragraph-rsid="001742b8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82ea9"/>
    </style:style>
    <style:style style:name="T1" style:family="text">
      <style:text-properties style:text-underline-style="none" fo:font-weight="normal" officeooo:rsid="00177deb" style:font-weight-asian="normal" style:font-weight-complex="normal"/>
    </style:style>
    <style:style style:name="T2" style:family="text">
      <style:text-properties style:text-underline-style="none" fo:font-weight="normal" officeooo:rsid="00182ea9" style:font-weight-asian="normal" style:font-weight-complex="normal"/>
    </style:style>
    <style:style style:name="T3" style:family="text">
      <style:text-properties style:text-underline-style="none" fo:font-weight="bold" officeooo:rsid="00177deb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UMPTIONS</text:p>
      <text:p text:style-name="P2"/>
      <text:list xml:id="list4265799735" text:style-name="L1">
        <text:list-item>
          <text:p text:style-name="P3"><text:span text:style-name="T1">When creating the ‘users’ table, it will be created in a </text:span><text:span text:style-name="T3">database</text:span><text:span text:style-name="T1"> named ‘</text:span><text:span text:style-name="T3">user_details</text:span><text:span text:style-name="T1">’. Script will check if there is such a databse. If yes, ‘users’ table will be created inside it. If not, first create a database ‘user_details’ and then create the table inside it.</text:span></text:p>
        </text:list-item>
        <text:list-item>
          <text:p text:style-name="P3"><text:span text:style-name="T2">CSV file name should be parsed as follows</text:span></text:p>
          <text:p text:style-name="P3"><text:span text:style-name="T2">--file users.csv</text:span><text:span text:style-name="T1"><text:line-break/> <text:s text:c="3"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3:04:26.292465010</meta:creation-date>
    <meta:generator>LibreOffice/7.3.7.2$Linux_X86_64 LibreOffice_project/30$Build-2</meta:generator>
    <dc:date>2023-12-11T13:28:38.939421867</dc:date>
    <meta:editing-duration>PT24M12S</meta:editing-duration>
    <meta:editing-cycles>4</meta:editing-cycles>
    <meta:document-statistic meta:table-count="0" meta:image-count="0" meta:object-count="0" meta:page-count="1" meta:paragraph-count="4" meta:word-count="61" meta:character-count="342" meta:non-whitespace-character-count="284"/>
  </office:meta>
</office:document-meta>
</file>